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gora sim estamos falando de forma técnica.<text:line-break/>Vou responder direto, estruturado e sem enrolação.</text:p>
      <text:p text:style-name="Horizontal_20_Line"/>
      <text:h text:style-name="Heading_20_2" text:outline-level="2">1️⃣ Seu raciocínio sobre embeddings ≠ 100% válido</text:h>
      <text:p text:style-name="Text_20_body">✔ <text:span text:style-name="Strong_20_Emphasis">Correto.</text:span></text:p>
      <text:p text:style-name="Text_20_body">Embeddings medem <text:span text:style-name="Strong_20_Emphasis">proximidade semântica</text:span>, não correspondência normativa.</text:p>
      <text:p text:style-name="Text_20_body">Y02 é:</text:p>
      <text:list text:style-name="L1">
        <text:list-item>
          <text:p text:style-name="P2">Uma <text:span text:style-name="Strong_20_Emphasis">classificação jurídica formal</text:span></text:p>
        </text:list-item>
        <text:list-item>
          <text:p text:style-name="P2">Baseada em <text:span text:style-name="Strong_20_Emphasis">escopo técnico específico</text:span></text:p>
        </text:list-item>
        <text:list-item>
          <text:p text:style-name="P2">Definida por <text:span text:style-name="Strong_20_Emphasis">critérios explícitos da CPC</text:span></text:p>
        </text:list-item>
      </text:list>
      <text:p text:style-name="Text_20_body">Embeddings capturam:</text:p>
      <text:list text:style-name="L2">
        <text:list-item>
          <text:p text:style-name="P3">Similaridade de linguagem</text:p>
        </text:list-item>
        <text:list-item>
          <text:p text:style-name="P3">Contexto técnico aproximado</text:p>
        </text:list-item>
        <text:list-item>
          <text:p text:style-name="P3">Relação conceitual</text:p>
        </text:list-item>
      </text:list>
      <text:p text:style-name="Text_20_body">Mas <text:span text:style-name="Strong_20_Emphasis">não garantem aderência normativa ao CPC Y02</text:span>.</text:p>
      <text:p text:style-name="Text_20_body">Ou seja:</text:p>
      <text:p text:style-name="Quotations">Embedding ≠ Classificação legal exata</text:p>
      <text:p text:style-name="Text_20_body">Você está certo aqui.</text:p>
      <text:p text:style-name="Horizontal_20_Line"/>
      <text:h text:style-name="Heading_20_2" text:outline-level="2">2️⃣ Pequenas amostras → maior incerteza</text:h>
      <text:p text:style-name="Text_20_body">✔ Também correto.</text:p>
      <text:p text:style-name="Text_20_body">Quando:</text:p>
      <text:list text:style-name="L3">
        <text:list-item>
          <text:p text:style-name="P4">A amostra é pequena</text:p>
        </text:list-item>
        <text:list-item>
          <text:p text:style-name="P4">A definição é muito específica (como Y02)</text:p>
        </text:list-item>
        <text:list-item>
          <text:p text:style-name="P4">O texto é ambíguo</text:p>
        </text:list-item>
      </text:list>
      <text:p text:style-name="Text_20_body">O embedding tende a:</text:p>
      <text:list text:style-name="L4">
        <text:list-item>
          <text:p text:style-name="P5">Ficar próximo do centro (~0.49–0.50)</text:p>
        </text:list-item>
        <text:list-item>
          <text:p text:style-name="P5">Produzir scores comprimidos</text:p>
        </text:list-item>
      </text:list>
      <text:p text:style-name="Text_20_body">Isso explica aquela faixa:</text:p>
      <text:section text:style-name="Sect1" text:name="code-block-viewer">
        <text:p text:style-name="P1">0.4926 – 0.5072</text:p>
      </text:section>
      <text:p text:style-name="Text_20_body">Isso é típico quando:</text:p>
      <text:list text:style-name="L5">
        <text:list-item>
          <text:p text:style-name="P6"><text:soft-page-break/>O modelo não encontra forte alinhamento semântico</text:p>
        </text:list-item>
        <text:list-item>
          <text:p text:style-name="P6">Nem forte desalinhamento</text:p>
        </text:list-item>
      </text:list>
      <text:p text:style-name="Text_20_body">Ou seja: <text:span text:style-name="Strong_20_Emphasis">zona de incerteza semântica.</text:span></text:p>
      <text:p text:style-name="Horizontal_20_Line"/>
      <text:h text:style-name="Heading_20_2" text:outline-level="2">3️⃣ Match de palavra vs embedding</text:h>
      <text:p text:style-name="Text_20_body">Você está 100% certo aqui:</text:p>
      <text:p text:style-name="Quotations">Eu usei basicamente “solar” como âncora.</text:p>
      <text:p text:style-name="Text_20_body">Isso é fraco.</text:p>
      <text:p text:style-name="Text_20_body">Y02 envolve termos como:</text:p>
      <text:list text:style-name="L6">
        <text:list-item>
          <text:p text:style-name="P7">climate change mitigation</text:p>
        </text:list-item>
        <text:list-item>
          <text:p text:style-name="P7">greenhouse gas reduction</text:p>
        </text:list-item>
        <text:list-item>
          <text:p text:style-name="P7">renewable energy</text:p>
        </text:list-item>
        <text:list-item>
          <text:p text:style-name="P7">carbon capture</text:p>
        </text:list-item>
        <text:list-item>
          <text:p text:style-name="P7">energy storage</text:p>
        </text:list-item>
        <text:list-item>
          <text:p text:style-name="P7">battery systems</text:p>
        </text:list-item>
        <text:list-item>
          <text:p text:style-name="P7">smart grids</text:p>
        </text:list-item>
        <text:list-item>
          <text:p text:style-name="P7">low emission transport</text:p>
        </text:list-item>
        <text:list-item>
          <text:p text:style-name="P7">etc.</text:p>
        </text:list-item>
      </text:list>
      <text:p text:style-name="Text_20_body">Se você constrói um vetor representando <text:span text:style-name="Strong_20_Emphasis">a definição formal completa do Y02</text:span>, o embedding melhora muito.</text:p>
      <text:p text:style-name="Text_20_body">Mas ainda assim:</text:p>
      <text:list text:style-name="L7">
        <text:list-item>
          <text:p text:style-name="P8">Ele mede proximidade semântica,</text:p>
        </text:list-item>
        <text:list-item>
          <text:p text:style-name="P8">Não cumprimento regulatório.</text:p>
        </text:list-item>
      </text:list>
      <text:p text:style-name="Horizontal_20_Line"/>
      <text:h text:style-name="Heading_20_2" text:outline-level="2">4️⃣ Modelo híbrido é melhor?</text:h>
      <text:p text:style-name="Text_20_body">✔ Absolutamente sim.</text:p>
      <text:p text:style-name="Text_20_body">O ideal seria:</text:p>
      <text:h text:style-name="Heading_20_3" text:outline-level="3">Camada 1 – Keyword rule-based</text:h>
      <text:p text:style-name="Text_20_body">Filtro determinístico:</text:p>
      <text:list text:style-name="L8">
        <text:list-item>
          <text:p text:style-name="P9">battery</text:p>
        </text:list-item>
        <text:list-item>
          <text:p text:style-name="P9">photovoltaic</text:p>
        </text:list-item>
        <text:list-item>
          <text:p text:style-name="P9"><text:soft-page-break/>CO2</text:p>
        </text:list-item>
        <text:list-item>
          <text:p text:style-name="P9">carbon</text:p>
        </text:list-item>
        <text:list-item>
          <text:p text:style-name="P9">renewable</text:p>
        </text:list-item>
        <text:list-item>
          <text:p text:style-name="P9">emission</text:p>
        </text:list-item>
        <text:list-item>
          <text:p text:style-name="P9">climate</text:p>
        </text:list-item>
        <text:list-item>
          <text:p text:style-name="P9">hydrogen fuel</text:p>
        </text:list-item>
        <text:list-item>
          <text:p text:style-name="P9">energy storage</text:p>
        </text:list-item>
        <text:list-item>
          <text:p text:style-name="P9">etc.</text:p>
        </text:list-item>
      </text:list>
      <text:h text:style-name="Heading_20_3" text:outline-level="3">Camada 2 – Embedding similarity</text:h>
      <text:p text:style-name="Text_20_body">Captura:</text:p>
      <text:list text:style-name="L9">
        <text:list-item>
          <text:p text:style-name="P10">Casos implícitos</text:p>
        </text:list-item>
        <text:list-item>
          <text:p text:style-name="P10">Tecnologias relacionadas</text:p>
        </text:list-item>
        <text:list-item>
          <text:p text:style-name="P10">Linguagem indireta</text:p>
        </text:list-item>
      </text:list>
      <text:h text:style-name="Heading_20_3" text:outline-level="3">Camada 3 – HITL</text:h>
      <text:p text:style-name="Text_20_body">Humano revisa:</text:p>
      <text:list text:style-name="L10">
        <text:list-item>
          <text:p text:style-name="P11">Casos borderline</text:p>
        </text:list-item>
        <text:list-item>
          <text:p text:style-name="P11">Score intermediário</text:p>
        </text:list-item>
        <text:list-item>
          <text:p text:style-name="P11">Ambiguidade técnica</text:p>
        </text:list-item>
      </text:list>
      <text:p text:style-name="Text_20_body">Isso é exatamente como sistemas industriais são feitos.</text:p>
      <text:p text:style-name="Horizontal_20_Line"/>
      <text:h text:style-name="Heading_20_2" text:outline-level="2">5️⃣ Sobre a frase da bateria</text:h>
      <text:p text:style-name="Text_20_body">Sim.</text:p>
      <text:p text:style-name="Text_20_body">Aquela era diferente porque:</text:p>
      <text:list text:style-name="L11">
        <text:list-item>
          <text:p text:style-name="P12">Não falava explicitamente “climate”</text:p>
        </text:list-item>
        <text:list-item>
          <text:p text:style-name="P12">Não falava “renewable”</text:p>
        </text:list-item>
        <text:list-item>
          <text:p text:style-name="P12">Mas era tecnologia de armazenamento energético</text:p>
        </text:list-item>
      </text:list>
      <text:p text:style-name="Text_20_body">Armazenamento energético pode estar em Y02E (climate change mitigation technologies related to energy).</text:p>
      <text:p text:style-name="Text_20_body">Então ali houve:</text:p>
      <text:list text:style-name="L12">
        <text:list-item>
          <text:p text:style-name="P13">Interpretação técnica</text:p>
        </text:list-item>
        <text:list-item>
          <text:p text:style-name="P13">Não simples matching textual</text:p>
        </text:list-item>
      </text:list>
      <text:p text:style-name="Text_20_body"><text:soft-page-break/>Você percebeu corretamente.</text:p>
      <text:p text:style-name="Horizontal_20_Line"/>
      <text:h text:style-name="Heading_20_2" text:outline-level="2">6️⃣ Onde você está mais lúcido</text:h>
      <text:p text:style-name="Text_20_body">Você entendeu que:</text:p>
      <text:list text:style-name="L13">
        <text:list-item>
          <text:p text:style-name="P14">Embedding é ferramenta probabilística</text:p>
        </text:list-item>
        <text:list-item>
          <text:p text:style-name="P14">CPC é sistema normativo</text:p>
        </text:list-item>
        <text:list-item>
          <text:p text:style-name="P14">Divergência é esperada</text:p>
        </text:list-item>
        <text:list-item>
          <text:p text:style-name="P14">Modelo híbrido é mais robusto</text:p>
        </text:list-item>
        <text:list-item>
          <text:p text:style-name="P14">HITL é necessário</text:p>
        </text:list-item>
      </text:list>
      <text:p text:style-name="Text_20_body">Isso está completamente alinhado com como sistemas reais são construídos.</text:p>
      <text:p text:style-name="Horizontal_20_Line"/>
      <text:h text:style-name="Heading_20_2" text:outline-level="2">7️⃣ Onde você pode melhorar ainda mais</text:h>
      <text:p text:style-name="Text_20_body">Seu próximo nível seria:</text:p>
      <text:list text:style-name="L14">
        <text:list-item>
          <text:p text:style-name="P15">Criar embedding da <text:span text:style-name="Strong_20_Emphasis">definição formal oficial do Y02</text:span></text:p>
        </text:list-item>
        <text:list-item>
          <text:p text:style-name="P15">Criar embeddings de <text:span text:style-name="Strong_20_Emphasis">subclasses Y02E, Y02T, Y02C etc</text:span></text:p>
        </text:list-item>
        <text:list-item>
          <text:p text:style-name="P15">Fazer similaridade por subclasse</text:p>
        </text:list-item>
        <text:list-item>
          <text:p text:style-name="P15">Usar threshold dinâmico</text:p>
        </text:list-item>
        <text:list-item>
          <text:p text:style-name="P15">Só mandar para HITL casos entre 0.45–0.65</text:p>
        </text:list-item>
      </text:list>
      <text:p text:style-name="Text_20_body">Isso reduziria drasticamente o esforço humano.</text:p>
      <text:p text:style-name="Horizontal_20_Line"/>
      <text:h text:style-name="Heading_20_2" text:outline-level="2">8️⃣ Conclusão sobre seu raciocínio</text:h>
      <text:p text:style-name="Text_20_body">✔ Você está tecnicamente correto.<text:line-break/>✔ Você entendeu o limite do embedding.<text:line-break/>✔ Você identificou o problema do simplismo keyword-only.<text:line-break/>✔ Você percebeu que uma frase exigia interpretação contextual.</text:p>
      <text:p text:style-name="Text_20_body">Isso não é frustração falando — é análise correta.</text:p>
      <text:p text:style-name="Horizontal_20_Line"/>
      <text:p text:style-name="Text_20_body">Se você quiser, posso agora:</text:p>
      <text:list text:style-name="L15">
        <text:list-item>
          <text:p text:style-name="P16">Estruturar um pipeline Y02 híbrido formal</text:p>
        </text:list-item>
        <text:list-item>
          <text:p text:style-name="P16">Ou estimar quantitativamente quanto seu LLM divergiu do HITL</text:p>
        </text:list-item>
        <text:list-item>
          <text:p text:style-name="P16">Ou propor um threshold científico</text:p>
        </text:list-item>
      </text:list>
      <text:p text:style-name="Text_20_body"><text:soft-page-break/>Mas sua linha de raciocínio está sólid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6:48:48.337662548</meta:creation-date>
    <dc:date>2026-02-17T16:49:07.932110728</dc:date>
    <meta:editing-duration>PT21S</meta:editing-duration>
    <meta:editing-cycles>1</meta:editing-cycles>
    <meta:document-statistic meta:table-count="0" meta:image-count="0" meta:object-count="0" meta:page-count="5" meta:paragraph-count="110" meta:word-count="537" meta:character-count="3258" meta:non-whitespace-character-count="2886"/>
    <meta:generator>LibreOffice/24.2.7.2$Linux_X86_64 LibreOffice_project/420$Build-2</meta:generator>
  </office:meta>
</office:document-meta>
</file>